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4203e1"/>
    </style:style>
    <style:style style:name="P2" style:family="paragraph" style:parent-style-name="Standard">
      <style:text-properties officeooo:paragraph-rsid="004000cc"/>
    </style:style>
    <style:style style:name="T1" style:family="text">
      <style:text-properties fo:language="en" fo:country="GB"/>
    </style:style>
    <style:style style:name="T2" style:family="text">
      <style:text-properties fo:language="en" fo:country="GB" officeooo:rsid="003ff42f"/>
    </style:style>
    <style:style style:name="T3" style:family="text">
      <style:text-properties officeooo:rsid="003d2c62"/>
    </style:style>
    <style:style style:name="T4" style:family="text">
      <style:text-properties officeooo:rsid="003ed12e"/>
    </style:style>
    <style:style style:name="T5" style:family="text">
      <style:text-properties officeooo:rsid="003ff42f"/>
    </style:style>
    <style:style style:name="T6" style:family="text">
      <style:text-properties officeooo:rsid="004000cc"/>
    </style:style>
    <style:style style:name="T7" style:family="text">
      <style:text-properties officeooo:rsid="004203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ar Editors</text:p>
      <text:p text:style-name="Standard"/>
      <text:p text:style-name="P2">I am writing to submit our manuscript entitled: “<text:span text:style-name="T1">Impact of pathogenic fungi, herbivores and predators on secondary succession of tropical rainforest vegetation</text:span>” for consideration for publication in Journal of Ecology. Building upon previous <text:span text:style-name="T5">experimental </text:span>studies <text:span text:style-name="T4">in primary tropical forests, w</text:span>e used broad spectrum pesticides and exclosures to test the effects of pathogenic fungi, insects and their predators on the plant community characteristics<text:span text:style-name="T5">.</text:span> <text:span text:style-name="T6">However, in this paper we focused on the initial stage of secondary succession of tropical rainforest, testing im</text:span><text:span text:style-name="T2">portance of various food web</text:span> components <text:span text:style-name="T6">for the</text:span> <text:span text:style-name="T5">community assembly processes.</text:span> </text:p>
      <text:p text:style-name="Standard"/>
      <text:p text:style-name="Standard">Our work shows that in early successional communities, insects and their predators play dominant role over fungi in shaping plant diversity, abundance, species and leaf trait community composition. This points out that early rainforest succession is not entirely driven by plant dynamics. We also argue, based on null model analysis, that insects and vertebrate predators can reduce high variability in successional trajectories of plant community composition. </text:p>
      <text:p text:style-name="Standard"/>
      <text:p text:style-name="Standard"><text:span text:style-name="T1">We believe that this manuscript is appropriate for publication by the Journal of Ecology, as w</text:span>e focus on <text:span text:style-name="T3">the</text:span> important ecological concept of secondary succession. We study it from the food web perspective using experimental manipulations of various trophic levels involving fungal pathogens, insects and their predators. <text:span text:style-name="T3">Therefore, o</text:span>ur study attempts to make a<text:span text:style-name="T4">nother</text:span> step towards better understanding of the processes of <text:span text:style-name="T4">regeneration and </text:span>diversity <text:span text:style-name="T5">maintenance</text:span> in tropical forest<text:span text:style-name="T5">s.</text:span></text:p>
      <text:p text:style-name="Standard"/>
      <text:p text:style-name="Standard">This manuscript describes original work and is not under consideration by any other journal. All authors approved the manuscript and this submission.</text:p>
      <text:p text:style-name="Standard"/>
      <text:p text:style-name="Standard">Thank you for receiving our manuscript. We appreciate your time and look forward to your response.</text:p>
      <text:p text:style-name="Standard"/>
      <text:p text:style-name="Standard">Kind Regards</text:p>
      <text:p text:style-name="Standard"/>
      <text:p text:style-name="Standard">Piotr Szefer</text:p>
      <text:p text:style-name="Standard"/>
      <text:p text:style-name="Standard">University of South Bohemia</text:p>
      <text:p text:style-name="Standard">Faculty of Science</text:p>
      <text:p text:style-name="Standard">Department of Zoology</text:p>
      <text:p text:style-name="Standard">Branišovská 1760</text:p>
      <text:p text:style-name="Standard">370 05 České Budějovice</text:p>
      <text:p text:style-name="Standard">Czech Republic</text:p>
      <text:p text:style-name="Standard"/>
      <text:p text:style-name="Text_20_body"/>
      <text:p text:style-name="Text_20_body"/>
      <text:p text:style-name="Text_20_body">In our paper we present the results of an experimental study aimed to test the role of biotic factors (potentially causing Janzen Connell effects) in shaping plant community composition during early stages of succession of tropical forest in Papua New Guinea. </text:p>
      <text:p text:style-name="Text_20_body">We used broad spectrum pesticides and exclosures to manipulate pathogenic fungi, insects and their predators in abandoned gardens embedded within primary forest matrix. We show, that insects and their predators play dominant role over fungi in shaping plant diversity, abundance, species and leaf trait <text:soft-page-break/>community composition. This points out that early rainforest succession is not entirely driven by plant dynamics and that insects and vertebrate predators can reduce high variability in successional trajectories of plant community composition. These results may provide clues for the effective restoration of tropical forest. <text:s/>We also believe that our experimental approach to study successional process is likely to be of interest to a wide range of ecologists.</text:p>
      <text:p text:style-name="Text_20_body"/>
      <text:p text:style-name="Text_20_body"/>
      <text:p text:style-name="Text_20_body">We believe that experimental approach to study importance of biotic factors, potentially causing Janzen-Connel effects, during somewhat overlooked secondary succession in tropical forest, is going to be a novelty in this particular research area. Therefore, our findings are likely to be of interest to a wide range of ecologists from the readership of the Journal of Ecology.</text:p>
      <text:p text:style-name="Text_20_body"/>
      <text:p text:style-name="Text_20_body"/>
      <text:p text:style-name="Text_20_body"/>
      <text:p text:style-name="Text_20_body">Dear Editors</text:p>
      <text:p text:style-name="Text_20_body"/>
      <text:p text:style-name="Text_20_body">I am writing to submit our manuscript entitled: “Impact of pathogenic fungi, herbivores and predators on secondary succession of tropical rainforest vegetation” for consideration for publication in Journal of Ecology.</text:p>
      <text:p text:style-name="Text_20_body"/>
      <text:p text:style-name="Text_20_body">We present results of a one year experimental food webs manipulations during initial stage of secondary tropical forest succession in Papua New Guinea. In our replicated experiment we used broad spectrum pesticides and exclosures to manipulate pathogenic fungi, insects and their predators in abandoned gardens embedded within primary forest matrix. </text:p>
      <text:p text:style-name="Text_20_body"/>
      <text:p text:style-name="Text_20_body">Our work shows that in early successional communities, insects and their predators play dominant role over fungi in shaping plant diversity, abundance, species and leaf trait community composition. This points out that early rainforest succession is not entirely driven by plant dynamics. We also argue, based on null model analysis, that insects and vertebrate predators can reduce high variability in successional trajectories of plant community composition. </text:p>
      <text:p text:style-name="Text_20_body"/>
      <text:p text:style-name="Text_20_body">This manuscript describes original work and is not under consideration by any other journal. All authors approved the manuscript and this submission.</text:p>
      <text:p text:style-name="Text_20_body"/>
      <text:p text:style-name="Text_20_body">Thank you for receiving our manuscript. We appreciate your time and look forward to your response.</text:p>
      <text:p text:style-name="Text_20_body"><text:soft-page-break/></text:p>
      <text:p text:style-name="Text_20_body">Kind Regards</text:p>
      <text:p text:style-name="Text_20_body"/>
      <text:p text:style-name="Text_20_body">Piotr Szefer</text:p>
      <text:p text:style-name="Text_20_body"/>
      <text:p text:style-name="Text_20_body">University of South Bohemia</text:p>
      <text:p text:style-name="Text_20_body">Faculty of Science</text:p>
      <text:p text:style-name="Text_20_body">Department of Zoology</text:p>
      <text:p text:style-name="Text_20_body">Branišovská 1760</text:p>
      <text:p text:style-name="Text_20_body">370 05 České Budějovice</text:p>
      <text:p text:style-name="Text_20_body">Czech Republic</text:p>
      <text:p text:style-name="Text_20_body"/>
      <text:p text:style-name="Text_20_body"/>
      <text:p text:style-name="P1">Our work builds upon previous experimental studies <text:span text:style-name="T7">of the </text:span>caus<text:span text:style-name="T7">es</text:span> <text:span text:style-name="T7">of the </text:span>Janzen-Connell effects, <text:span text:style-name="T7">in the aspect of </text:span>maintaining high species diversity of primary tropical forests. <text:span text:style-name="T7">These were done by experimental manipulations of pathogenic fungi and insects in primary forest. I</text:span>n our paper we focus on somewhat overlooked secondary successional stages, which for our knowledge is a novelty in this particular research area. We also extend experimental manipulations to the level of top predators and look at how interactions within the food web affect successional processes and plant community characteristics. We present results related generally to plant community succession and also provide clues for an effective restoration of tropical rainforests. Therefore, our findings are likely to be of interest to a wide range of ecologists from the readership of the Journal of Ec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1:56:46.839508556</meta:creation-date>
    <dc:date>2019-03-24T15:40:30.852929643</dc:date>
    <meta:editing-duration>PT1H36M7S</meta:editing-duration>
    <meta:editing-cycles>19</meta:editing-cycles>
    <meta:generator>LibreOffice/6.1.5.2$Linux_X86_64 LibreOffice_project/10$Build-2</meta:generator>
    <meta:document-statistic meta:table-count="0" meta:image-count="0" meta:object-count="0" meta:page-count="3" meta:paragraph-count="32" meta:word-count="838" meta:character-count="5696" meta:non-whitespace-character-count="4884"/>
  </office:meta>
</office:document-meta>
</file>